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17.309cm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34323" officeooo:paragraph-rsid="00034323"/>
    </style:style>
    <style:style style:name="P8" style:family="paragraph" style:parent-style-name="Table_20_Contents">
      <style:text-properties officeooo:rsid="00092e56" officeooo:paragraph-rsid="00092e56"/>
    </style:style>
    <style:style style:name="P9" style:family="paragraph" style:parent-style-name="Table_20_Contents">
      <style:text-properties officeooo:rsid="000a1061" officeooo:paragraph-rsid="000a1061"/>
    </style:style>
    <style:style style:name="P10" style:family="paragraph" style:parent-style-name="Table_20_Contents">
      <style:text-properties officeooo:rsid="000b4b55" officeooo:paragraph-rsid="000b4b55"/>
    </style:style>
    <style:style style:name="P11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2" style:family="paragraph" style:parent-style-name="Table_20_Contents">
      <style:text-properties officeooo:rsid="00092e56" officeooo:paragraph-rsid="00092e56"/>
    </style:style>
    <style:style style:name="P13" style:family="paragraph" style:parent-style-name="Table_20_Contents">
      <style:text-properties officeooo:rsid="000a1061" officeooo:paragraph-rsid="000a1061"/>
    </style:style>
    <style:style style:name="P14" style:family="paragraph" style:parent-style-name="Table_20_Contents">
      <style:text-properties officeooo:rsid="000b4b55" officeooo:paragraph-rsid="000b4b55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6506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lulo 2. Sesión 2. Llamadas al sistema para el S.Archivos Parte I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Jose Luis Pedraza Román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3">90</text:span>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Lo que hace el programa es crear un archivo llamado archivo1 con permisos de lectura,</text:p>
            <text:p text:style-name="P8">escritura y ejecución para el grupo, seguidamente pone la máscara a 0 con la orden</text:p>
            <text:p text:style-name="P8">umask(0) y después crea otro archivo llamado archivo2, con los mismos permisos que el</text:p>
            <text:p text:style-name="P8">archivo anterior.</text:p>
            <text:p text:style-name="P8">Luego comprueba que se puede acceder a los atributos del primer archivo con la orden</text:p>
            <text:p text:style-name="P8">stat.</text:p>
            <text:p text:style-name="P8">Después con chmod cambiamos los permisos del primer archivo haciendo un AND lógico</text:p>
            <text:p text:style-name="P8">del estado del archivo(accediendo al struct atributos) con el negado del permiso de</text:p>
            <text:p text:style-name="P8">ejecución para el grupo, con lo que le quitamos el permiso de ejecución para el grupo.</text:p>
            <text:p text:style-name="P8">También activamos la asignación del GID del propietario al GID efectivo del proceso que</text:p>
            <text:p text:style-name="P8">ejecute el archivo.</text:p>
            <text:p text:style-name="P8">Por último con chmod cambiamos los permisos del segundo archivo para que tenga</text:p>
            <text:p text:style-name="P8">todos los permisos para el propio usuario, permiso de lectura y escritura para el grupo, y</text:p>
            <text:p text:style-name="P8">lectura para el resto de usuario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Mi solución a la <text:span text:style-name="T2">ejercicio 2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9">#include&lt;sys/types.h&gt;</text:p>
            <text:p text:style-name="P9">#include&lt;sys/stat.h&gt;</text:p>
            <text:p text:style-name="P9">#include&lt;fcntl.h&gt;</text:p>
            <text:p text:style-name="P9">#include&lt;string.h&gt;</text:p>
            <text:p text:style-name="P9">#include&lt;stdlib.h&gt;</text:p>
            <text:p text:style-name="P9">#include&lt;stdio.h&gt;</text:p>
            <text:p text:style-name="P9">#include&lt;errno.h&gt;</text:p>
            <text:p text:style-name="P9">#include&lt;unistd.h&gt;</text:p>
            <text:p text:style-name="P9">#include&lt;dirent.h&gt;</text:p>
            <text:p text:style-name="P9"/>
            <text:p text:style-name="P9">int main(int argc, char *argv[])</text:p>
            <text:p text:style-name="P9">{</text:p>
            <text:p text:style-name="P9"><text:tab/>DIR *direct;</text:p>
            <text:p text:style-name="P9"><text:tab/>unsigned int permisos;</text:p>
            <text:p text:style-name="P9"><text:tab/>char *pathname;</text:p>
            <text:p text:style-name="P9"><text:tab/>struct stat atributos;</text:p>
            <text:p text:style-name="P9"><text:tab/>struct dirent *ed;</text:p>
            <text:p text:style-name="P9"><text:tab/>char cadena[100];</text:p>
            <text:p text:style-name="P9"><text:tab/>char cadena2[100];</text:p>
            <text:p text:style-name="P9"><text:tab/>extern int errno;</text:p>
            <text:p text:style-name="P9"/>
            <text:p text:style-name="P9"><text:tab/>if (argc==3)</text:p>
            <text:p text:style-name="P9"><text:tab/>{</text:p>
            <text:p text:style-name="P9"><text:tab/><text:tab/>pathname=argv[1];</text:p>
            <text:p text:style-name="P9"><text:tab/><text:tab/>direct=opendir(pathname);</text:p>
            <text:p text:style-name="P9"><text:tab/><text:tab/>permisos=strtol(argv[2],NULL,8);</text:p>
            <text:p text:style-name="P9"><text:tab/>}</text:p>
            <text:p text:style-name="P9"><text:tab/>else{</text:p>
            <text:p text:style-name="P9"><text:tab/><text:tab/>printf("Uso: ejercicio2.c &lt;pathname&gt; &lt;permisos&gt;\n");</text:p>
            <text:p text:style-name="P9"><text:tab/><text:tab/>exit(-1);</text:p>
            <text:p text:style-name="P9"><text:soft-page-break/><text:tab/>}</text:p>
            <text:p text:style-name="P9"/>
            <text:p text:style-name="P9"><text:tab/>readdir(direct);</text:p>
            <text:p text:style-name="P9"><text:tab/></text:p>
            <text:p text:style-name="P9"><text:tab/>while((ed=readdir(direct))!=NULL){</text:p>
            <text:p text:style-name="P9"><text:tab/><text:tab/>sprintf(cadena,"%s/%s",pathname,ed-&gt;d_name);</text:p>
            <text:p text:style-name="P9"><text:tab/><text:tab/></text:p>
            <text:p text:style-name="P9"><text:tab/><text:tab/>if(stat(cadena,&amp;atributos) &lt; 0) {</text:p>
            <text:p text:style-name="P9"><text:tab/><text:tab/><text:tab/>printf("\nError al intentar acceder a los atributos de archivo");</text:p>
            <text:p text:style-name="P9"><text:tab/><text:tab/><text:tab/>perror("\nError en lstat");</text:p>
            <text:p text:style-name="P9"><text:tab/><text:tab/><text:tab/>exit(-1);</text:p>
            <text:p text:style-name="P9"><text:tab/><text:tab/>}</text:p>
            <text:p text:style-name="P9"/>
            <text:p text:style-name="P9"><text:tab/><text:tab/>if(S_ISREG(atributos.st_mode)){</text:p>
            <text:p text:style-name="P9"><text:tab/><text:tab/><text:tab/>sprintf(cadena2,"%s",ed-&gt;d_name);</text:p>
            <text:p text:style-name="P9"><text:tab/><text:tab/><text:tab/>printf("%s: %o ",cadena2,atributos.st_mode);</text:p>
            <text:p text:style-name="P9"><text:tab/><text:tab/><text:tab/>chmod(cadena,permisos);</text:p>
            <text:p text:style-name="P9"/>
            <text:p text:style-name="P9"><text:tab/><text:tab/><text:tab/>if(chmod(cadena,permisos) &lt; 0) {</text:p>
            <text:p text:style-name="P9"><text:tab/><text:tab/><text:tab/><text:tab/>printf("Error: %s\n",strerror(errno));</text:p>
            <text:p text:style-name="P9"><text:tab/><text:tab/><text:tab/>}</text:p>
            <text:p text:style-name="P9"><text:tab/><text:tab/><text:tab/>else{</text:p>
            <text:p text:style-name="P9"><text:tab/><text:tab/><text:tab/><text:tab/>stat(cadena,&amp;atributos);</text:p>
            <text:p text:style-name="P9"><text:tab/><text:tab/><text:tab/><text:tab/>printf("%o \n",atributos.st_mode);</text:p>
            <text:p text:style-name="P9"><text:tab/><text:tab/><text:tab/>}</text:p>
            <text:p text:style-name="P9"><text:tab/><text:tab/>}</text:p>
            <text:p text:style-name="P9"><text:tab/>}</text:p>
            <text:p text:style-name="P9"><text:tab/></text:p>
            <text:p text:style-name="P9"><text:tab/>closedir(direct);</text:p>
            <text:p text:style-name="P9"><text:tab/>return 0;</text:p>
            <text:p text:style-name="P9">}</text:p>
          </table:table-cell>
        </table:table-row>
      </table:table>
      <text:p text:style-name="Standard"><text:soft-page-break/></text:p>
      <text:p text:style-name="Standard"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0">#include&lt;sys/types.h&gt;</text:p>
            <text:p text:style-name="P10">#include&lt;sys/stat.h&gt;</text:p>
            <text:p text:style-name="P10">#include&lt;fcntl.h&gt;</text:p>
            <text:p text:style-name="P10">#include&lt;string.h&gt;</text:p>
            <text:p text:style-name="P10">#include&lt;stdlib.h&gt;</text:p>
            <text:p text:style-name="P10">#include&lt;stdio.h&gt;</text:p>
            <text:p text:style-name="P10">#include&lt;errno.h&gt;</text:p>
            <text:p text:style-name="P10">#include&lt;unistd.h&gt;</text:p>
            <text:p text:style-name="P10">#include&lt;dirent.h&gt;</text:p>
            <text:p text:style-name="P10">#define mymask(mode) ((mode) &amp; ~S_IFMT)</text:p>
            <text:p text:style-name="P10">// Permisos de ejecución para grupo y otros.</text:p>
            <text:p text:style-name="P10">#define S_IFXGRPOTH 011</text:p>
            <text:p text:style-name="P10">// Se define la macro con la regla para comprobar si tiene permiso x en grupo y</text:p>
            <text:p text:style-name="P10"/>
            <text:p text:style-name="P10">#define regla1(mode) ((((mode) &amp; ~S_IFMT) &amp; 011) == S_IFXGRPOTH)</text:p>
            <text:p text:style-name="P10"/>
            <text:p text:style-name="P10">void buscar_dir(DIR *direct, char pathname[], int *reg, int *tamanio){</text:p>
            <text:p text:style-name="P10"><text:tab/>struct stat atributos;</text:p>
            <text:p text:style-name="P10"><text:tab/>struct dirent *ed;</text:p>
            <text:p text:style-name="P10"><text:tab/>DIR *direct_act;</text:p>
            <text:p text:style-name="P10"><text:tab/>char cadena[500];</text:p>
            <text:p text:style-name="P10"/>
            <text:p text:style-name="P10"><text:tab/>while((ed=readdir(direct)) != NULL){</text:p>
            <text:p text:style-name="P10"><text:tab/><text:tab/>// Ignorar el directorio actual y el supoerior</text:p>
            <text:p text:style-name="P10"><text:tab/><text:tab/>if (strcmp(ed-&gt;d_name, ".") != 0 &amp;&amp; strcmp(ed-&gt;d_name, "..") != 0){</text:p>
            <text:p text:style-name="P10"><text:tab/><text:tab/><text:tab/>sprintf(cadena,"%s/%s",pathname,ed-&gt;d_name);</text:p>
            <text:p text:style-name="P10"/>
            <text:p text:style-name="P10"><text:tab/><text:tab/><text:tab/>if(stat(cadena,&amp;atributos) &lt; 0) {</text:p>
            <text:p text:style-name="P10"><text:tab/><text:tab/><text:tab/><text:tab/>printf("\nError al intentar acceder a los atributos de archivo");</text:p>
            <text:p text:style-name="P10"><text:soft-page-break/><text:tab/><text:tab/><text:tab/><text:tab/>perror("\nError en lstat");</text:p>
            <text:p text:style-name="P10"><text:tab/><text:tab/><text:tab/><text:tab/>exit(-1);</text:p>
            <text:p text:style-name="P10"><text:tab/><text:tab/><text:tab/><text:tab/>}</text:p>
            <text:p text:style-name="P10"/>
            <text:p text:style-name="P10"><text:tab/><text:tab/><text:tab/>if (S_ISDIR(atributos.st_mode)){</text:p>
            <text:p text:style-name="P10"><text:tab/><text:tab/><text:tab/><text:tab/>if ((direct_act = opendir(cadena)) == NULL)</text:p>
            <text:p text:style-name="P10"><text:tab/><text:tab/><text:tab/><text:tab/><text:tab/>printf("\nError al abrir el directorio: [%s]\n",cadena);</text:p>
            <text:p text:style-name="P10"><text:tab/><text:tab/><text:tab/><text:tab/>else</text:p>
            <text:p text:style-name="P10"><text:tab/><text:tab/><text:tab/><text:tab/><text:tab/>buscar_dir(direct_act, cadena, reg, tamanio);</text:p>
            <text:p text:style-name="P10"><text:tab/><text:tab/>}</text:p>
            <text:p text:style-name="P10"><text:tab/><text:tab/>else{</text:p>
            <text:p text:style-name="P10"><text:tab/><text:tab/><text:tab/>printf("%s %ld \n", cadena, atributos.st_ino);</text:p>
            <text:p text:style-name="P10"><text:tab/><text:tab/><text:tab/>if (S_ISREG(atributos.st_mode)){</text:p>
            <text:p text:style-name="P10"><text:tab/><text:tab/><text:tab/><text:tab/>if (regla1(atributos.st_mode)){</text:p>
            <text:p text:style-name="P10"><text:tab/><text:tab/><text:tab/><text:tab/><text:tab/>(*reg)++;</text:p>
            <text:p text:style-name="P10"><text:tab/><text:tab/><text:tab/><text:tab/><text:tab/>(*tamanio) += (int) atributos.st_size;</text:p>
            <text:p text:style-name="P10"><text:tab/><text:tab/><text:tab/><text:tab/>}</text:p>
            <text:p text:style-name="P10"><text:tab/><text:tab/><text:tab/>}</text:p>
            <text:p text:style-name="P10"><text:tab/><text:tab/>}</text:p>
            <text:p text:style-name="P10"><text:tab/>}</text:p>
            <text:p text:style-name="P10"><text:tab/>}</text:p>
            <text:p text:style-name="P10"><text:tab/>closedir(direct);</text:p>
            <text:p text:style-name="P10">}</text:p>
            <text:p text:style-name="P10">int main(int argc, char *argv[])</text:p>
            <text:p text:style-name="P10">{</text:p>
            <text:p text:style-name="P10"><text:tab/>DIR *direct;</text:p>
            <text:p text:style-name="P10"><text:tab/>char pathname[500];</text:p>
            <text:p text:style-name="P10"><text:tab/>int reg=0,tamanio=0;</text:p>
            <text:p text:style-name="P10"><text:tab/></text:p>
            <text:p text:style-name="P10"><text:tab/>if (argc==2)</text:p>
            <text:p text:style-name="P10"><text:tab/>{</text:p>
            <text:p text:style-name="P10"><text:soft-page-break/><text:tab/><text:tab/>strcpy(pathname,argv[1]);</text:p>
            <text:p text:style-name="P10"><text:tab/>}</text:p>
            <text:p text:style-name="P10"><text:tab/>else{</text:p>
            <text:p text:style-name="P10"><text:tab/><text:tab/>strcpy(pathname,".");</text:p>
            <text:p text:style-name="P10"><text:tab/>}</text:p>
            <text:p text:style-name="P10"><text:tab/></text:p>
            <text:p text:style-name="P10"><text:tab/>if((direct=opendir(pathname)) == NULL){</text:p>
            <text:p text:style-name="P10"><text:tab/><text:tab/>printf("\nError al abrir directorio\n");</text:p>
            <text:p text:style-name="P10"><text:tab/><text:tab/>exit(-1);</text:p>
            <text:p text:style-name="P10"><text:tab/>}</text:p>
            <text:p text:style-name="P10"><text:tab/>printf("Los inodos son: \n\n");</text:p>
            <text:p text:style-name="P10"><text:tab/></text:p>
            <text:p text:style-name="P10"><text:tab/>buscar_dir(direct,pathname,&amp;reg,&amp;tamanio);</text:p>
            <text:p text:style-name="P10"><text:tab/></text:p>
            <text:p text:style-name="P10"><text:tab/>printf("Hay %d archivos regulares con permiso x para grupo y otros\n",reg);</text:p>
            <text:p text:style-name="P10"><text:tab/></text:p>
            <text:p text:style-name="P10"><text:tab/>printf("El tamaño total ocupado por dichos archivos es %d bytes\n",tamanio);</text:p>
            <text:p text:style-name="P10"><text:tab/></text:p>
            <text:p text:style-name="P10"><text:tab/>return 0;</text:p>
            <text:p text:style-name="P10">}</text:p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1-10-05T09:46:35</meta:creation-date>
    <dc:date>2016-11-22T11:49:09.154344333</dc:date>
    <meta:print-date>2011-10-06T10:39:21</meta:print-date>
    <meta:editing-cycles>190</meta:editing-cycles>
    <meta:editing-duration>PT21H58M35S</meta:editing-duration>
    <meta:document-statistic meta:table-count="9" meta:image-count="1" meta:object-count="0" meta:page-count="7" meta:paragraph-count="161" meta:word-count="604" meta:character-count="4731" meta:non-whitespace-character-count="4068"/>
    <meta:user-defined meta:name="Información 1"/>
    <meta:user-defined meta:name="Información 2"/>
    <meta:user-defined meta:name="Información 3"/>
    <meta:user-defined meta:name="Información 4"/>
  </office:meta>
</office:document-meta>
</file>